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fo:font-weight="bold" officeooo:rsid="00119c96" officeooo:paragraph-rsid="00170389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5pt" fo:font-weight="bold" officeooo:rsid="00119c96" officeooo:paragraph-rsid="00170389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5pt" fo:font-weight="normal" officeooo:rsid="00119c96" officeooo:paragraph-rsid="00170389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bold" officeooo:rsid="00119c96" officeooo:paragraph-rsid="00170389" style:font-size-asian="18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8931" style:font-weight-asian="normal" style:font-weight-complex="normal"/>
    </style:style>
    <style:style style:name="T3" style:family="text">
      <style:text-properties fo:font-weight="normal" officeooo:rsid="0014f2b7" style:font-weight-asian="normal" style:font-weight-complex="normal"/>
    </style:style>
    <style:style style:name="T4" style:family="text">
      <style:text-properties officeooo:rsid="00158931"/>
    </style:style>
    <style:style style:name="T5" style:family="text">
      <style:text-properties officeooo:rsid="001709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ções aprendidas <text:span text:style-name="T2">(</text:span><text:span text:style-name="T1">conceitos de projeto, técnicas, trabalho em conjunto, experiência em software</text:span><text:span text:style-name="T2">)</text:span></text:p>
      <text:p text:style-name="P1"><text:span text:style-name="T2"/></text:p>
      <text:p text:style-name="P1"><text:tab/></text:p>
      <text:p text:style-name="P2"><text:span text:style-name="T3"><text:tab/>Aqui, devemos levar conta a aplicação de metodologias ágeis para execução do projeto. Portanto, conceitos de projeto e técnicas vistos nesse tipo de metodologia tiveram que ser abstraídos para o sucesso da aplicação.</text:span></text:p>
      <text:p text:style-name="P3"><text:tab/><text:span text:style-name="T4">Um aprendizado que merece ser comentado seria com relação a imposição de planejamento e o gerenciamento ao processo de software, o que obriga o trabalho de organização em cima do que está sendo feito.</text:span></text:p>
      <text:p text:style-name="P3"><text:tab/><text:span text:style-name="T4">Nesse sentido, tendo uma visão de planejamento e organização, foi notória a contribuição para o aprendizado em grupo, já que precisa caminhar em constante entrosamento para sucesso da aplicação. E também o bom planejamento proporcionou maior abertura para lidar com o novo, inesperado e dificuldades comuns.</text:span></text:p>
      <text:p text:style-name="P3"><text:tab/><text:span text:style-name="T4">O projeto em si feito na visão cliente e fornecedor contribuiu demais para a experiência no mundo dos softwares, já que fez uma ligação quase que direta ao mundo real(mercado em si), no momento em que se entrega um produto viável e se tem o aceite do cliente.</text:span></text:p>
      <text:p text:style-name="P3"><text:tab/><text:span text:style-name="T5">Por fim, nota-se que foi possível mesclar teoria e prática no contexto de engenharia de software que exige nível de experiência em papel fundamental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0:18:50.326000000</meta:creation-date>
    <dc:date>2017-06-28T10:22:18.950000000</dc:date>
    <meta:editing-duration>PT3M29S</meta:editing-duration>
    <meta:editing-cycles>1</meta:editing-cycles>
    <meta:generator>LibreOffice/5.3.3.2$Windows_x86 LibreOffice_project/3d9a8b4b4e538a85e0782bd6c2d430bafe583448</meta:generator>
    <meta:document-statistic meta:table-count="0" meta:image-count="0" meta:object-count="0" meta:page-count="1" meta:paragraph-count="7" meta:word-count="197" meta:character-count="1234" meta:non-whitespace-character-count="1037"/>
  </office:meta>
</office:document-meta>
</file>